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5 top reasons you are studying at university</text:p>
      <text:p text:style-name="Preformatted_20_Text"/>
      <text:p text:style-name="P2">1. Being passionate about the subject they study and want to learn in depth.</text:p>
      <text:p text:style-name="P2">2. To get a better job.</text:p>
      <text:p text:style-name="P2">3. To earn more money in the future career.</text:p>
      <text:p text:style-name="P2">4. To become more independent in life and learn responsibility.</text:p>
      <text:p text:style-name="Preformatted_20_Text"><text:tab/>5. to learn essential life skills.</text:p>
      <text:p text:style-name="Preformatted_20_Text"/>
      <text:p text:style-name="P1">-5 top things you would like to achieve during your studies or within a year of graduation.</text:p>
      <text:p text:style-name="Preformatted_20_Text"/>
      <text:p text:style-name="P2">1. successfully complete the course.</text:p>
      <text:p text:style-name="P2">2. get a job that I like and enjoy doing.</text:p>
      <text:p text:style-name="P2">3. Be more knowledge able about the world and subject that I studied.</text:p>
      <text:p text:style-name="P2">4. Gained some real world experience before getting a job.</text:p>
      <text:p text:style-name="P2">5. Be a good programmer.</text:p>
      <text:p text:style-name="Preformatted_20_Text"/>
      <text:p text:style-name="P1">-5 top risks to your achieving your goals at university.</text:p>
      <text:p text:style-name="P2"/>
      <text:p text:style-name="P2">1. Mental health</text:p>
      <text:p text:style-name="P2">2. Finance</text:p>
      <text:p text:style-name="P2">3. covid-19</text:p>
      <text:p text:style-name="P2">4. Time management</text:p>
      <text:p text:style-name="P2">5. mixing with the bad crow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16:45:55.276222417</dc:date>
    <meta:editing-duration>PT1M5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39" meta:character-count="744" meta:non-whitespace-character-count="622"/>
  </office:meta>
</office:document-meta>
</file>